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d4b0"/>
    </style:style>
    <style:style style:name="P2" style:family="paragraph" style:parent-style-name="Text_20_body">
      <style:text-properties officeooo:rsid="0003ce36" officeooo:paragraph-rsid="0003ce36"/>
    </style:style>
    <style:style style:name="P3" style:family="paragraph" style:parent-style-name="Text_20_body">
      <style:paragraph-properties fo:text-align="center" style:justify-single-word="false"/>
      <style:text-properties officeooo:rsid="0003ce36" officeooo:paragraph-rsid="0003ce36"/>
    </style:style>
    <style:style style:name="P4" style:family="paragraph" style:parent-style-name="Text_20_body">
      <style:text-properties officeooo:rsid="00053381" officeooo:paragraph-rsid="0005bd9a"/>
    </style:style>
    <style:style style:name="P5" style:family="paragraph" style:parent-style-name="Text_20_body">
      <style:text-properties officeooo:rsid="000564b8" officeooo:paragraph-rsid="000564b8"/>
    </style:style>
    <style:style style:name="P6" style:family="paragraph" style:parent-style-name="Text_20_body">
      <style:text-properties officeooo:rsid="0005bd9a" officeooo:paragraph-rsid="0005bd9a"/>
    </style:style>
    <style:style style:name="P7" style:family="paragraph" style:parent-style-name="Text_20_body">
      <style:text-properties officeooo:rsid="0005bd9a" officeooo:paragraph-rsid="00074cde"/>
    </style:style>
    <style:style style:name="P8" style:family="paragraph" style:parent-style-name="Text_20_body">
      <style:text-properties officeooo:rsid="00074cde" officeooo:paragraph-rsid="00074cde"/>
    </style:style>
    <style:style style:name="P9" style:family="paragraph" style:parent-style-name="Text_20_body">
      <style:text-properties officeooo:rsid="0008d4b0" officeooo:paragraph-rsid="0008d4b0"/>
    </style:style>
    <style:style style:name="T1" style:family="text">
      <style:text-properties officeooo:rsid="00053381"/>
    </style:style>
    <style:style style:name="T2" style:family="text">
      <style:text-properties officeooo:rsid="000564b8"/>
    </style:style>
    <style:style style:name="T3" style:family="text">
      <style:text-properties officeooo:rsid="0005bd9a"/>
    </style:style>
    <style:style style:name="T4" style:family="text">
      <style:text-properties officeooo:rsid="00074cde"/>
    </style:style>
    <style:style style:name="T5" style:family="text">
      <style:text-properties officeooo:rsid="0008d4b0"/>
    </style:style>
    <style:style style:name="T6" style:family="text">
      <style:text-properties officeooo:rsid="000b32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</text:p>
      <text:p text:style-name="Subtitle">Algoritmos de programación</text:p>
      <text:p text:style-name="P3">Este ejercicio no es obligatorio.</text:p>
      <text:h text:style-name="Heading_20_1" text:outline-level="1">Problema: <text:span text:style-name="T5">Pelota</text:span></text:h>
      <text:p text:style-name="P2"><text:span text:style-name="T1">En un tablero de dos dimensiones de </text:span>40 x 25 <text:span text:style-name="T1">celdas queremos representar una pelota que se desplace por </text:span><text:span text:style-name="T3">el tablero</text:span><text:span text:style-name="T1"> </text:span><text:span text:style-name="T4">todo el tiempo, </text:span><text:span text:style-name="T1">sin salirse de é</text:span><text:span text:style-name="T3">l</text:span><text:span text:style-name="T1">. </text:span><text:span text:style-name="T4">¿Cuál sería el algoritmo para </text:span><text:span text:style-name="T5">conseguirlo</text:span><text:span text:style-name="T4">?</text:span></text:p>
      <text:h text:style-name="Heading_20_2" text:outline-level="2">Consideraciones</text:h>
      <text:p text:style-name="P4">La pelota <text:span text:style-name="T4">tiene forma esférica</text:span>, pero en el documento de respuesta podemos usar la letra O mayúscula <text:span text:style-name="T2">para representarla</text:span>.</text:p>
      <text:p text:style-name="P5">Llamaremos X a la posición horizontal de la pelota en el tablero. <text:span text:style-name="T3">Como hay 40 columnas en el tablero, los valores de X van desde 1 a 40 ambos inclusive.</text:span></text:p>
      <text:p text:style-name="P5">Llamaremos Y a la posición vertical de la pelota en el tablero. <text:span text:style-name="T3">Como hay 25 filas en el tablero, los valores de Y van desde 1 a 25, ambos inclusive.</text:span></text:p>
      <text:p text:style-name="P6">La posición X = 1 e Y =1 del tablero es la que ocupa la primera celda arriba a la izquierda. Y la posición X = 40 e Y = 25 es la que ocupa la última celda abajo, a la derecha.</text:p>
      <text:p text:style-name="P7">La pelota estará inicialmente en la posición X = 20, Y = 13. <text:span text:style-name="T4">(</text:span><text:span text:style-name="T6">C</text:span><text:span text:style-name="T4">asi en el centro del tablero)</text:span></text:p>
      <text:p text:style-name="P6"><text:tab/>Tip: Puede ayudar hacer un dibujo a lápiz del tablero en una hoja cuadriculada.</text:p>
      <text:p text:style-name="P6">En cada movimiento, la pelota debe desplazarse 1 posición horizontal (dX) y una posición vertical (dY) haciendo un movimiento en diagonal. <text:span text:style-name="T5">(Aquí se usa “d” como sinónimo de “desplazamiento”)</text:span></text:p>
      <text:p text:style-name="P8">Al mover la pelota debemos borrar primero la pelota en la posición actual, calcular la nueva posición y poner la pelota en la nueva posición. Para calcular la nueva posición, al valor de X e Y debemos sumarle dX y dY respectivamente.</text:p>
      <text:p text:style-name="P8">Cuando la pelota llega a alguno de los márgenes del tablero, el valor de dX o de dY, según sea el caso, <text:span text:style-name="T5">cambiará de signo, para que, al sumar dicho valor a X o a Y, la posición de la pelota tome la dirección contraria y no se salga del tablero. (p.ej. dX = - dX)</text:span></text:p>
      <text:p text:style-name="P9">Repetir el proceso sin fin.</text:p>
      <text:h text:style-name="Heading_20_2" text:outline-level="2">Variables</text:h>
      <text:p text:style-name="P8">Para resolver este algoritmo, debemos usar las siguientes variables y sus valores iniciales:</text:p>
      <text:p text:style-name="Preformatted_20_Text">X = 20<text:tab/><text:tab/><text:tab/>Y = 13</text:p>
      <text:p text:style-name="Preformatted_20_Text">dX = 1<text:tab/><text:tab/><text:tab/>dY = 1</text:p>
      <text:p text:style-name="Preformatted_20_Text">pelota = “O”<text:tab/><text:tab/>borra = “ “ <text:s text:c="2"/></text:p>
      <text:p text:style-name="P1"/>
      <text:p text:style-name="P1"><text:span text:style-name="T5">La variable “borra” </text:span>contiene un espacio en blanco entre las comillas, <text:span text:style-name="T5">que podemos usar para borrar la pelota antes de ponerla en su nueva ubicació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7:00:58.867954059</meta:creation-date>
    <dc:date>2023-05-03T19:04:10.915944251</dc:date>
    <meta:editing-duration>PT1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390" meta:character-count="2075" meta:non-whitespace-character-count="1698"/>
  </office:meta>
</office:document-meta>
</file>